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5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04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ddddd"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ackground-color="#00ffff" fo:wrap-option="wrap" fo:border="0.06pt solid #000000" style:vertical-align="middle"/>
    </style:style>
  </office:automatic-styles>
  <office:body>
    <office:spreadsheet>
      <table:table table:name="validação do setup" table:style-name="ta1" table:print="false"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table:style-name="ce1" office:value-type="string" calcext:value-type="string">
            <text:p>medição</text:p>
          </table:table-cell>
          <table:table-cell table:style-name="ce2" office:value-type="string" calcext:value-type="string">
            <text:p>tempo (s)</text:p>
          </table:table-cell>
          <table:table-cell table:style-name="ce1" office:value-type="string" calcext:value-type="string">
            <text:p>medição</text:p>
          </table:table-cell>
          <table:table-cell table:style-name="ce2" office:value-type="string" calcext:value-type="string">
            <text:p>tempo (s)</text:p>
          </table:table-cell>
          <table:table-cell table:style-name="ce1" office:value-type="string" calcext:value-type="string">
            <text:p>medição</text:p>
          </table:table-cell>
          <table:table-cell table:style-name="ce2" office:value-type="string" calcext:value-type="string">
            <text:p>tempo (s)</text:p>
          </table:table-cell>
          <table:table-cell table:style-name="ce1" office:value-type="string" calcext:value-type="string">
            <text:p>medição</text:p>
          </table:table-cell>
          <table:table-cell table:style-name="ce2" office:value-type="string" calcext:value-type="string">
            <text:p>tempo (s)</text:p>
          </table:table-cell>
          <table:table-cell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7.29027891159058" calcext:value-type="float">
            <text:p>7,29027891159058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float" office:value="7.16576766967773" calcext:value-type="float">
            <text:p>7,16576766967773</text:p>
          </table:table-cell>
          <table:table-cell table:style-name="ce2" office:value-type="float" office:value="51" calcext:value-type="float">
            <text:p>51</text:p>
          </table:table-cell>
          <table:table-cell table:style-name="ce4" office:value-type="float" office:value="7.19159626960754" calcext:value-type="float">
            <text:p>7,19159626960754</text:p>
          </table:table-cell>
          <table:table-cell table:style-name="ce2" office:value-type="float" office:value="76" calcext:value-type="float">
            <text:p>76</text:p>
          </table:table-cell>
          <table:table-cell table:style-name="ce4" office:value-type="float" office:value="7.03917765617371" calcext:value-type="float">
            <text:p>7,03917765617371</text:p>
          </table:table-cell>
          <table:table-cell/>
          <table:table-cell table:style-name="ce6" office:value-type="string" calcext:value-type="string" table:number-columns-spanned="8" table:number-rows-spanned="6">
            <text:p>Crie um script no ambiente em que vai rodar o codigo de segmentação de imagens, que faça um loop de tamanho tal que sua execução demore alguns segundos. rode o programa 100 vezes medindo e imprimindo a duração do loop (em segundos) e coloque os tempos nas celas de cor cinza. Verifique se o critério de estabilidade =&gt; desvio padrão / media &lt; 0.15. caso contrário precisa melhorar o setup experimental. </text:p>
          </table:table-cell>
          <table:covered-table-cell table:number-columns-repeated="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7.14874815940857" calcext:value-type="float">
            <text:p>7,14874815940857</text:p>
          </table:table-cell>
          <table:table-cell table:style-name="ce2" office:value-type="float" office:value="27" calcext:value-type="float">
            <text:p>27</text:p>
          </table:table-cell>
          <table:table-cell table:style-name="ce4" office:value-type="float" office:value="7.13450217247009" calcext:value-type="float">
            <text:p>7,13450217247009</text:p>
          </table:table-cell>
          <table:table-cell table:style-name="ce2" office:value-type="float" office:value="52" calcext:value-type="float">
            <text:p>52</text:p>
          </table:table-cell>
          <table:table-cell table:style-name="ce4" office:value-type="float" office:value="7.22939276695251" calcext:value-type="float">
            <text:p>7,22939276695251</text:p>
          </table:table-cell>
          <table:table-cell table:style-name="ce2" office:value-type="float" office:value="77" calcext:value-type="float">
            <text:p>77</text:p>
          </table:table-cell>
          <table:table-cell table:style-name="ce4" office:value-type="float" office:value="7.13769555091858" calcext:value-type="float">
            <text:p>7,13769555091858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7.12031507492065" calcext:value-type="float">
            <text:p>7,12031507492065</text:p>
          </table:table-cell>
          <table:table-cell table:style-name="ce2" office:value-type="float" office:value="28" calcext:value-type="float">
            <text:p>28</text:p>
          </table:table-cell>
          <table:table-cell table:style-name="ce4" office:value-type="float" office:value="7.20052027702332" calcext:value-type="float">
            <text:p>7,20052027702332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7.18493890762329" calcext:value-type="float">
            <text:p>7,18493890762329</text:p>
          </table:table-cell>
          <table:table-cell table:style-name="ce2" office:value-type="float" office:value="78" calcext:value-type="float">
            <text:p>78</text:p>
          </table:table-cell>
          <table:table-cell table:style-name="ce4" office:value-type="float" office:value="7.03310251235962" calcext:value-type="float">
            <text:p>7,03310251235962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7.26008009910584" calcext:value-type="float">
            <text:p>7,26008009910584</text:p>
          </table:table-cell>
          <table:table-cell table:style-name="ce2" office:value-type="float" office:value="29" calcext:value-type="float">
            <text:p>29</text:p>
          </table:table-cell>
          <table:table-cell table:style-name="ce4" office:value-type="float" office:value="7.12408328056335" calcext:value-type="float">
            <text:p>7,12408328056335</text:p>
          </table:table-cell>
          <table:table-cell table:style-name="ce2" office:value-type="float" office:value="54" calcext:value-type="float">
            <text:p>54</text:p>
          </table:table-cell>
          <table:table-cell table:style-name="ce4" office:value-type="float" office:value="7.119549036026" calcext:value-type="float">
            <text:p>7,119549036026</text:p>
          </table:table-cell>
          <table:table-cell table:style-name="ce2" office:value-type="float" office:value="79" calcext:value-type="float">
            <text:p>79</text:p>
          </table:table-cell>
          <table:table-cell table:style-name="ce4" office:value-type="float" office:value="7.08415532112122" calcext:value-type="float">
            <text:p>7,08415532112122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7.24148154258728" calcext:value-type="float">
            <text:p>7,24148154258728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float" office:value="7.15087866783142" calcext:value-type="float">
            <text:p>7,15087866783142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float" office:value="7.15292358398438" calcext:value-type="float">
            <text:p>7,15292358398438</text:p>
          </table:table-cell>
          <table:table-cell table:style-name="ce2" office:value-type="float" office:value="80" calcext:value-type="float">
            <text:p>80</text:p>
          </table:table-cell>
          <table:table-cell table:style-name="ce4" office:value-type="float" office:value="6.97080731391907" calcext:value-type="float">
            <text:p>6,97080731391907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7.19947814941406" calcext:value-type="float">
            <text:p>7,19947814941406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float" office:value="7.17590737342835" calcext:value-type="float">
            <text:p>7,17590737342835</text:p>
          </table:table-cell>
          <table:table-cell table:style-name="ce2" office:value-type="float" office:value="56" calcext:value-type="float">
            <text:p>56</text:p>
          </table:table-cell>
          <table:table-cell table:style-name="ce4" office:value-type="float" office:value="7.14765310287476" calcext:value-type="float">
            <text:p>7,14765310287476</text:p>
          </table:table-cell>
          <table:table-cell table:style-name="ce2" office:value-type="float" office:value="81" calcext:value-type="float">
            <text:p>81</text:p>
          </table:table-cell>
          <table:table-cell table:style-name="ce4" office:value-type="float" office:value="7.00268840789795" calcext:value-type="float">
            <text:p>7,00268840789795</text:p>
          </table:table-cell>
          <table:table-cell/>
          <table:covered-table-cell table:number-columns-repeated="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7.19101977348328" calcext:value-type="float">
            <text:p>7,19101977348328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7.14289546012878" calcext:value-type="float">
            <text:p>7,14289546012878</text:p>
          </table:table-cell>
          <table:table-cell table:style-name="ce2" office:value-type="float" office:value="57" calcext:value-type="float">
            <text:p>57</text:p>
          </table:table-cell>
          <table:table-cell table:style-name="ce4" office:value-type="float" office:value="7.17523574829102" calcext:value-type="float">
            <text:p>7,17523574829102</text:p>
          </table:table-cell>
          <table:table-cell table:style-name="ce2" office:value-type="float" office:value="82" calcext:value-type="float">
            <text:p>82</text:p>
          </table:table-cell>
          <table:table-cell table:style-name="ce4" office:value-type="float" office:value="6.97086334228516" calcext:value-type="float">
            <text:p>6,97086334228516</text:p>
          </table:table-cell>
          <table:table-cell table:number-columns-repeated="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7.17380738258362" calcext:value-type="float">
            <text:p>7,17380738258362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float" office:value="7.14718008041382" calcext:value-type="float">
            <text:p>7,14718008041382</text:p>
          </table:table-cell>
          <table:table-cell table:style-name="ce2" office:value-type="float" office:value="58" calcext:value-type="float">
            <text:p>58</text:p>
          </table:table-cell>
          <table:table-cell table:style-name="ce4" office:value-type="float" office:value="7.16723680496216" calcext:value-type="float">
            <text:p>7,16723680496216</text:p>
          </table:table-cell>
          <table:table-cell table:style-name="ce2" office:value-type="float" office:value="83" calcext:value-type="float">
            <text:p>83</text:p>
          </table:table-cell>
          <table:table-cell table:style-name="ce4" office:value-type="float" office:value="7.07767748832703" calcext:value-type="float">
            <text:p>7,07767748832703</text:p>
          </table:table-cell>
          <table:table-cell table:number-columns-repeated="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float" office:value="7.28102350234985" calcext:value-type="float">
            <text:p>7,28102350234985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float" office:value="7.07469296455383" calcext:value-type="float">
            <text:p>7,07469296455383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7.1303174495697" calcext:value-type="float">
            <text:p>7,1303174495697</text:p>
          </table:table-cell>
          <table:table-cell table:style-name="ce2" office:value-type="float" office:value="84" calcext:value-type="float">
            <text:p>84</text:p>
          </table:table-cell>
          <table:table-cell table:style-name="ce4" office:value-type="float" office:value="7.10615062713623" calcext:value-type="float">
            <text:p>7,10615062713623</text:p>
          </table:table-cell>
          <table:table-cell table:number-columns-repeated="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float" office:value="7.18425726890564" calcext:value-type="float">
            <text:p>7,18425726890564</text:p>
          </table:table-cell>
          <table:table-cell table:style-name="ce2" office:value-type="float" office:value="35" calcext:value-type="float">
            <text:p>35</text:p>
          </table:table-cell>
          <table:table-cell table:style-name="ce4" office:value-type="float" office:value="7.11179828643799" calcext:value-type="float">
            <text:p>7,11179828643799</text:p>
          </table:table-cell>
          <table:table-cell table:style-name="ce2" office:value-type="float" office:value="60" calcext:value-type="float">
            <text:p>60</text:p>
          </table:table-cell>
          <table:table-cell table:style-name="ce4" office:value-type="float" office:value="7.12360548973084" calcext:value-type="float">
            <text:p>7,12360548973084</text:p>
          </table:table-cell>
          <table:table-cell table:style-name="ce2" office:value-type="float" office:value="85" calcext:value-type="float">
            <text:p>85</text:p>
          </table:table-cell>
          <table:table-cell table:style-name="ce4" office:value-type="float" office:value="7.07573676109314" calcext:value-type="float">
            <text:p>7,07573676109314</text:p>
          </table:table-cell>
          <table:table-cell table:number-columns-repeated="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float" office:value="7.20491170883179" calcext:value-type="float">
            <text:p>7,20491170883179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float" office:value="7.1629102230072" calcext:value-type="float">
            <text:p>7,1629102230072</text:p>
          </table:table-cell>
          <table:table-cell table:style-name="ce2" office:value-type="float" office:value="61" calcext:value-type="float">
            <text:p>61</text:p>
          </table:table-cell>
          <table:table-cell table:style-name="ce4" office:value-type="float" office:value="7.05298686027527" calcext:value-type="float">
            <text:p>7,05298686027527</text:p>
          </table:table-cell>
          <table:table-cell table:style-name="ce2" office:value-type="float" office:value="86" calcext:value-type="float">
            <text:p>86</text:p>
          </table:table-cell>
          <table:table-cell table:style-name="ce4" office:value-type="float" office:value="7.04038500785828" calcext:value-type="float">
            <text:p>7,04038500785828</text:p>
          </table:table-cell>
          <table:table-cell table:number-columns-repeated="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float" office:value="7.10402226448059" calcext:value-type="float">
            <text:p>7,10402226448059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float" office:value="7.1057345867157" calcext:value-type="float">
            <text:p>7,1057345867157</text:p>
          </table:table-cell>
          <table:table-cell table:style-name="ce2" office:value-type="float" office:value="62" calcext:value-type="float">
            <text:p>62</text:p>
          </table:table-cell>
          <table:table-cell table:style-name="ce4" office:value-type="float" office:value="7.09267997741699" calcext:value-type="float">
            <text:p>7,09267997741699</text:p>
          </table:table-cell>
          <table:table-cell table:style-name="ce2" office:value-type="float" office:value="87" calcext:value-type="float">
            <text:p>87</text:p>
          </table:table-cell>
          <table:table-cell table:style-name="ce4" office:value-type="float" office:value="7.14135050773621" calcext:value-type="float">
            <text:p>7,14135050773621</text:p>
          </table:table-cell>
          <table:table-cell table:number-columns-repeated="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7.11099553108215" calcext:value-type="float">
            <text:p>7,11099553108215</text:p>
          </table:table-cell>
          <table:table-cell table:style-name="ce2" office:value-type="float" office:value="38" calcext:value-type="float">
            <text:p>38</text:p>
          </table:table-cell>
          <table:table-cell table:style-name="ce4" office:value-type="float" office:value="7.10117673873901" calcext:value-type="float">
            <text:p>7,10117673873901</text:p>
          </table:table-cell>
          <table:table-cell table:style-name="ce2" office:value-type="float" office:value="63" calcext:value-type="float">
            <text:p>63</text:p>
          </table:table-cell>
          <table:table-cell table:style-name="ce4" office:value-type="float" office:value="7.11463141441345" calcext:value-type="float">
            <text:p>7,11463141441345</text:p>
          </table:table-cell>
          <table:table-cell table:style-name="ce2" office:value-type="float" office:value="88" calcext:value-type="float">
            <text:p>88</text:p>
          </table:table-cell>
          <table:table-cell table:style-name="ce4" office:value-type="float" office:value="7.06039333343506" calcext:value-type="float">
            <text:p>7,06039333343506</text:p>
          </table:table-cell>
          <table:table-cell table:number-columns-repeated="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float" office:value="7.13797879219055" calcext:value-type="float">
            <text:p>7,13797879219055</text:p>
          </table:table-cell>
          <table:table-cell table:style-name="ce2" office:value-type="float" office:value="39" calcext:value-type="float">
            <text:p>39</text:p>
          </table:table-cell>
          <table:table-cell table:style-name="ce4" office:value-type="float" office:value="7.16213846206665" calcext:value-type="float">
            <text:p>7,16213846206665</text:p>
          </table:table-cell>
          <table:table-cell table:style-name="ce2" office:value-type="float" office:value="64" calcext:value-type="float">
            <text:p>64</text:p>
          </table:table-cell>
          <table:table-cell table:style-name="ce4" office:value-type="float" office:value="7.14714002609253" calcext:value-type="float">
            <text:p>7,14714002609253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7.15685343742371" calcext:value-type="float">
            <text:p>7,15685343742371</text:p>
          </table:table-cell>
          <table:table-cell table:number-columns-repeated="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float" office:value="7.14512729644775" calcext:value-type="float">
            <text:p>7,14512729644775</text:p>
          </table:table-cell>
          <table:table-cell table:style-name="ce2" office:value-type="float" office:value="40" calcext:value-type="float">
            <text:p>40</text:p>
          </table:table-cell>
          <table:table-cell table:style-name="ce4" office:value-type="float" office:value="7.17374467849731" calcext:value-type="float">
            <text:p>7,17374467849731</text:p>
          </table:table-cell>
          <table:table-cell table:style-name="ce2" office:value-type="float" office:value="65" calcext:value-type="float">
            <text:p>65</text:p>
          </table:table-cell>
          <table:table-cell table:style-name="ce4" office:value-type="float" office:value="7.14285850524902" calcext:value-type="float">
            <text:p>7,14285850524902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float" office:value="7.02746176719666" calcext:value-type="float">
            <text:p>7,02746176719666</text:p>
          </table:table-cell>
          <table:table-cell table:number-columns-repeated="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float" office:value="7.1049177646637" calcext:value-type="float">
            <text:p>7,1049177646637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float" office:value="7.11823844909668" calcext:value-type="float">
            <text:p>7,11823844909668</text:p>
          </table:table-cell>
          <table:table-cell table:style-name="ce2" office:value-type="float" office:value="66" calcext:value-type="float">
            <text:p>66</text:p>
          </table:table-cell>
          <table:table-cell table:style-name="ce4" office:value-type="float" office:value="7.13208270072937" calcext:value-type="float">
            <text:p>7,13208270072937</text:p>
          </table:table-cell>
          <table:table-cell table:style-name="ce2" office:value-type="float" office:value="91" calcext:value-type="float">
            <text:p>91</text:p>
          </table:table-cell>
          <table:table-cell table:style-name="ce4" office:value-type="float" office:value="6.9295015335083" calcext:value-type="float">
            <text:p>6,9295015335083</text:p>
          </table:table-cell>
          <table:table-cell table:number-columns-repeated="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float" office:value="7.17133474349976" calcext:value-type="float">
            <text:p>7,17133474349976</text:p>
          </table:table-cell>
          <table:table-cell table:style-name="ce2" office:value-type="float" office:value="42" calcext:value-type="float">
            <text:p>42</text:p>
          </table:table-cell>
          <table:table-cell table:style-name="ce4" office:value-type="float" office:value="7.15802145004272" calcext:value-type="float">
            <text:p>7,15802145004272</text:p>
          </table:table-cell>
          <table:table-cell table:style-name="ce2" office:value-type="float" office:value="67" calcext:value-type="float">
            <text:p>67</text:p>
          </table:table-cell>
          <table:table-cell table:style-name="ce4" office:value-type="float" office:value="7.17262840270996" calcext:value-type="float">
            <text:p>7,17262840270996</text:p>
          </table:table-cell>
          <table:table-cell table:style-name="ce2" office:value-type="float" office:value="92" calcext:value-type="float">
            <text:p>92</text:p>
          </table:table-cell>
          <table:table-cell table:style-name="ce4" office:value-type="float" office:value="7.02060699462891" calcext:value-type="float">
            <text:p>7,02060699462891</text:p>
          </table:table-cell>
          <table:table-cell table:number-columns-repeated="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float" office:value="7.13248658180237" calcext:value-type="float">
            <text:p>7,13248658180237</text:p>
          </table:table-cell>
          <table:table-cell table:style-name="ce2" office:value-type="float" office:value="43" calcext:value-type="float">
            <text:p>43</text:p>
          </table:table-cell>
          <table:table-cell table:style-name="ce4" office:value-type="float" office:value="7.16596579551697" calcext:value-type="float">
            <text:p>7,16596579551697</text:p>
          </table:table-cell>
          <table:table-cell table:style-name="ce2" office:value-type="float" office:value="68" calcext:value-type="float">
            <text:p>68</text:p>
          </table:table-cell>
          <table:table-cell table:style-name="ce4" office:value-type="float" office:value="7.05454540252686" calcext:value-type="float">
            <text:p>7,05454540252686</text:p>
          </table:table-cell>
          <table:table-cell table:style-name="ce2" office:value-type="float" office:value="93" calcext:value-type="float">
            <text:p>93</text:p>
          </table:table-cell>
          <table:table-cell table:style-name="ce4" office:value-type="float" office:value="7.00700783729553" calcext:value-type="float">
            <text:p>7,00700783729553</text:p>
          </table:table-cell>
          <table:table-cell table:number-columns-repeated="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float" office:value="7.18621063232422" calcext:value-type="float">
            <text:p>7,18621063232422</text:p>
          </table:table-cell>
          <table:table-cell table:style-name="ce2" office:value-type="float" office:value="44" calcext:value-type="float">
            <text:p>44</text:p>
          </table:table-cell>
          <table:table-cell table:style-name="ce4" office:value-type="float" office:value="7.12396049499512" calcext:value-type="float">
            <text:p>7,12396049499512</text:p>
          </table:table-cell>
          <table:table-cell table:style-name="ce2" office:value-type="float" office:value="69" calcext:value-type="float">
            <text:p>69</text:p>
          </table:table-cell>
          <table:table-cell table:style-name="ce4" office:value-type="float" office:value="7.01794004440308" calcext:value-type="float">
            <text:p>7,01794004440308</text:p>
          </table:table-cell>
          <table:table-cell table:style-name="ce2" office:value-type="float" office:value="94" calcext:value-type="float">
            <text:p>94</text:p>
          </table:table-cell>
          <table:table-cell table:style-name="ce4" office:value-type="float" office:value="6.93393588066101" calcext:value-type="float">
            <text:p>6,93393588066101</text:p>
          </table:table-cell>
          <table:table-cell table:number-columns-repeated="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float" office:value="7.20409774780273" calcext:value-type="float">
            <text:p>7,20409774780273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float" office:value="7.11056232452393" calcext:value-type="float">
            <text:p>7,11056232452393</text:p>
          </table:table-cell>
          <table:table-cell table:style-name="ce2" office:value-type="float" office:value="70" calcext:value-type="float">
            <text:p>70</text:p>
          </table:table-cell>
          <table:table-cell table:style-name="ce4" office:value-type="float" office:value="7.06262254714966" calcext:value-type="float">
            <text:p>7,06262254714966</text:p>
          </table:table-cell>
          <table:table-cell table:style-name="ce2" office:value-type="float" office:value="95" calcext:value-type="float">
            <text:p>95</text:p>
          </table:table-cell>
          <table:table-cell table:style-name="ce4" office:value-type="float" office:value="7.05889821052551" calcext:value-type="float">
            <text:p>7,05889821052551</text:p>
          </table:table-cell>
          <table:table-cell table:number-columns-repeated="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float" office:value="7.23846912384033" calcext:value-type="float">
            <text:p>7,23846912384033</text:p>
          </table:table-cell>
          <table:table-cell table:style-name="ce2" office:value-type="float" office:value="46" calcext:value-type="float">
            <text:p>46</text:p>
          </table:table-cell>
          <table:table-cell table:style-name="ce4" office:value-type="float" office:value="7.19869375228882" calcext:value-type="float">
            <text:p>7,19869375228882</text:p>
          </table:table-cell>
          <table:table-cell table:style-name="ce2" office:value-type="float" office:value="71" calcext:value-type="float">
            <text:p>71</text:p>
          </table:table-cell>
          <table:table-cell table:style-name="ce4" office:value-type="float" office:value="7.07495546340942" calcext:value-type="float">
            <text:p>7,07495546340942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float" office:value="7.09860062599182" calcext:value-type="float">
            <text:p>7,09860062599182</text:p>
          </table:table-cell>
          <table:table-cell table:number-columns-repeated="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float" office:value="7.28924632072449" calcext:value-type="float">
            <text:p>7,28924632072449</text:p>
          </table:table-cell>
          <table:table-cell table:style-name="ce2" office:value-type="float" office:value="47" calcext:value-type="float">
            <text:p>47</text:p>
          </table:table-cell>
          <table:table-cell table:style-name="ce4" office:value-type="float" office:value="7.16983485221863" calcext:value-type="float">
            <text:p>7,16983485221863</text:p>
          </table:table-cell>
          <table:table-cell table:style-name="ce2" office:value-type="float" office:value="72" calcext:value-type="float">
            <text:p>72</text:p>
          </table:table-cell>
          <table:table-cell table:style-name="ce4" office:value-type="float" office:value="7.09766554832459" calcext:value-type="float">
            <text:p>7,09766554832459</text:p>
          </table:table-cell>
          <table:table-cell table:style-name="ce2" office:value-type="float" office:value="97" calcext:value-type="float">
            <text:p>97</text:p>
          </table:table-cell>
          <table:table-cell table:style-name="ce4" office:value-type="float" office:value="7.20793223381043" calcext:value-type="float">
            <text:p>7,20793223381043</text:p>
          </table:table-cell>
          <table:table-cell table:number-columns-repeated="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float" office:value="7.2480628490448" calcext:value-type="float">
            <text:p>7,2480628490448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float" office:value="7.21139526367188" calcext:value-type="float">
            <text:p>7,21139526367188</text:p>
          </table:table-cell>
          <table:table-cell table:style-name="ce2" office:value-type="float" office:value="73" calcext:value-type="float">
            <text:p>73</text:p>
          </table:table-cell>
          <table:table-cell table:style-name="ce4" office:value-type="float" office:value="7.18430209159851" calcext:value-type="float">
            <text:p>7,18430209159851</text:p>
          </table:table-cell>
          <table:table-cell table:style-name="ce2" office:value-type="float" office:value="98" calcext:value-type="float">
            <text:p>98</text:p>
          </table:table-cell>
          <table:table-cell table:style-name="ce4" office:value-type="float" office:value="7.12264204025269" calcext:value-type="float">
            <text:p>7,12264204025269</text:p>
          </table:table-cell>
          <table:table-cell table:number-columns-repeated="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float" office:value="7.16033530235291" calcext:value-type="float">
            <text:p>7,16033530235291</text:p>
          </table:table-cell>
          <table:table-cell table:style-name="ce2" office:value-type="float" office:value="49" calcext:value-type="float">
            <text:p>49</text:p>
          </table:table-cell>
          <table:table-cell table:style-name="ce4" office:value-type="float" office:value="7.17901086807251" calcext:value-type="float">
            <text:p>7,17901086807251</text:p>
          </table:table-cell>
          <table:table-cell table:style-name="ce2" office:value-type="float" office:value="74" calcext:value-type="float">
            <text:p>74</text:p>
          </table:table-cell>
          <table:table-cell table:style-name="ce4" office:value-type="float" office:value="7.13108944892883" calcext:value-type="float">
            <text:p>7,13108944892883</text:p>
          </table:table-cell>
          <table:table-cell table:style-name="ce2" office:value-type="float" office:value="99" calcext:value-type="float">
            <text:p>99</text:p>
          </table:table-cell>
          <table:table-cell table:style-name="ce4" office:value-type="float" office:value="7.18600606918335" calcext:value-type="float">
            <text:p>7,18600606918335</text:p>
          </table:table-cell>
          <table:table-cell table:number-columns-repeated="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float" office:value="7.1767942905426" calcext:value-type="float">
            <text:p>7,1767942905426</text:p>
          </table:table-cell>
          <table:table-cell table:style-name="ce2" office:value-type="float" office:value="50" calcext:value-type="float">
            <text:p>50</text:p>
          </table:table-cell>
          <table:table-cell table:style-name="ce4" office:value-type="float" office:value="7.1845486164093" calcext:value-type="float">
            <text:p>7,1845486164093</text:p>
          </table:table-cell>
          <table:table-cell table:style-name="ce2" office:value-type="float" office:value="75" calcext:value-type="float">
            <text:p>75</text:p>
          </table:table-cell>
          <table:table-cell table:style-name="ce4" office:value-type="float" office:value="7.13912582397461" calcext:value-type="float">
            <text:p>7,13912582397461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7.21969795227051" calcext:value-type="float">
            <text:p>7,21969795227051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2" office:value-type="string" calcext:value-type="string">
            <text:p>média</text:p>
          </table:table-cell>
          <table:table-cell table:style-name="ce5" table:formula="of:=AVERAGE([.B2:.B26];[.D2:.D26];[.F2:.F26];[.H2:.H26])" office:value-type="float" office:value="7.13408675432205" calcext:value-type="float">
            <text:p>7,13408675432205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2" office:value-type="string" calcext:value-type="string">
            <text:p>stdev</text:p>
          </table:table-cell>
          <table:table-cell table:style-name="ce5" table:formula="of:=STDEV([.B2:.B26];[.D2:.D26];[.F2:.F26];[.H2:.H26])" office:value-type="float" office:value="0.0716569268727809" calcext:value-type="float">
            <text:p>0,071656926872781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2" office:value-type="string" calcext:value-type="string">
            <text:p>estabilidade</text:p>
          </table:table-cell>
          <table:table-cell table:style-name="ce5" table:formula="of:=[.H28]/[.H27]" office:value-type="float" office:value="0.0100443027034075" calcext:value-type="float">
            <text:p>0,010044302703408</text:p>
          </table:table-cell>
          <table:table-cell office:value-type="string" calcext:value-type="string">
            <text:p>&lt; controle &lt;0.15</text:p>
          </table:table-cell>
          <table:table-cell table:number-columns-repeated="8"/>
        </table:table-row>
        <table:table-row table:style-name="ro1" table:number-rows-repeated="104">
          <table:table-cell table:style-name="Default"/>
          <table:table-cell table:number-columns-repeated="16"/>
        </table:table-row>
        <table:table-row table:style-name="ro1" table:number-rows-repeated="104844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20:41:28.419602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ego Frias</meta:initial-creator>
    <meta:creation-date>2021-09-17T14:16:18.99</meta:creation-date>
    <dc:date>2021-11-28T20:43:22.704811169</dc:date>
    <meta:editing-duration>P2DT7H44M3S</meta:editing-duration>
    <meta:editing-cycles>39</meta:editing-cycles>
    <meta:generator>LibreOffice/6.4.7.2$Linux_X86_64 LibreOffice_project/40$Build-2</meta:generator>
    <meta:document-statistic meta:table-count="1" meta:cell-count="216" meta:object-count="0"/>
  </office:meta>
</office:document-meta>
</file>